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eticaNeue" svg:font-family="HelveticaNeue, 'Helvetica Neue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widows="1"/>
      <style:text-properties fo:font-variant="normal" fo:text-transform="none" fo:color="#000000" style:font-name="HelveticaNeue" fo:font-size="12pt" fo:letter-spacing="normal" fo:font-style="normal" fo:font-weight="normal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2" style:family="paragraph" style:parent-style-name="Standard">
      <style:paragraph-properties fo:widows="1"/>
      <style:text-properties fo:font-variant="normal" fo:text-transform="none" fo:color="#000000" style:font-name="HelveticaNeue" fo:font-size="12pt" fo:letter-spacing="normal" fo:font-style="normal" fo:font-weight="normal"/>
    </style:style>
    <style:style style:name="P3" style:family="paragraph" style:parent-style-name="Standard">
      <style:paragraph-properties fo:widows="1"/>
      <style:text-properties fo:font-variant="normal" fo:text-transform="none" fo:color="#000000" style:font-name="HelveticaNeue" fo:font-size="12pt" fo:letter-spacing="normal" fo:font-style="normal" fo:font-weight="normal" fo:background-color="#ffff00"/>
    </style:style>
    <style:style style:name="P4" style:family="paragraph" style:parent-style-name="Standard">
      <style:paragraph-properties fo:widows="1"/>
      <style:text-properties fo:font-variant="normal" fo:text-transform="none" fo:color="#000000" fo:letter-spacing="normal"/>
    </style:style>
    <style:style style:name="P5" style:family="paragraph" style:parent-style-name="Standard">
      <style:paragraph-properties fo:widows="1"/>
      <style:text-properties fo:font-variant="normal" fo:text-transform="none" fo:color="#000000" fo:letter-spacing="normal" fo:background-color="#ffff00"/>
    </style:style>
    <style:style style:name="P6" style:family="paragraph" style:parent-style-name="Standard">
      <style:paragraph-properties fo:widows="1"/>
    </style:style>
    <style:style style:name="P7" style:family="paragraph" style:parent-style-name="Standard">
      <style:paragraph-properties fo:margin-left="0in" fo:margin-right="0in" fo:widows="1" fo:text-indent="0in" style:auto-text-indent="false"/>
      <style:text-properties fo:background-color="#ffff00"/>
    </style:style>
    <style:style style:name="P8" style:family="paragraph" style:parent-style-name="Standard">
      <style:paragraph-properties fo:margin-left="0in" fo:margin-right="0in" fo:margin-top="0in" fo:margin-bottom="0in" fo:widows="1" fo:text-indent="0in" style:auto-text-indent="false" fo:padding="0in" fo:border="none"/>
    </style:style>
    <style:style style:name="T1" style:family="text">
      <style:text-properties style:font-name="HelveticaNeue" fo:font-size="12pt" fo:font-style="normal" fo:font-weight="normal"/>
    </style:style>
    <style:style style:name="T2" style:family="text">
      <style:text-properties style:font-name="HelveticaNeue" fo:font-size="12pt" fo:font-style="normal" fo:font-weight="normal" fo:background-color="#ffff00"/>
    </style:style>
    <style:style style:name="T3" style:family="text">
      <style:text-properties fo:font-variant="normal" fo:text-transform="none" fo:color="#000000" style:font-name="HelveticaNeue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HelveticaNeue" fo:font-size="12pt" fo:letter-spacing="normal" fo:font-style="normal" fo:font-weight="normal" fo:background-color="#ffff00"/>
    </style:style>
    <style:style style:name="T5" style:family="text">
      <style:text-properties fo:font-variant="normal" fo:text-transform="none" fo:color="#0000ff" style:font-name="HelveticaNeue" fo:font-size="12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ff" style:font-name="HelveticaNeue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7" style:family="text">
      <style:text-properties fo:font-variant="normal" fo:text-transform="none" fo:color="#0000ff" style:font-name="HelveticaNeue" fo:font-size="12pt" fo:letter-spacing="normal" fo:font-style="normal" style:text-underline-style="solid" style:text-underline-width="auto" style:text-underline-color="font-color" fo:font-weight="normal" fo:background-color="#ffff00"/>
    </style:style>
    <style:style style:name="T8" style:family="text">
      <style:text-properties fo:background-color="#ffff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ersonally, I would keep IO separate from ContactList class</text:span></text:p>
      <text:section text:style-name="Sect1" text:name="yui_3_16_0_1_1457388282207_16896">
        <text:section text:style-name="Sect1" text:name="yui_3_16_0_1_1457388282207_16895">
          <text:section text:style-name="Sect1" text:name="yui_3_16_0_1_1457388282207_16894">
            <text:section text:style-name="Sect1" text:name="yui_3_16_0_1_1457388282207_16893">
              <text:section text:style-name="Sect1" text:name="yiv2137465444">
                <text:section text:style-name="Sect2" text:name="yui_3_16_0_1_1457388282207_16892">
                  <text:section text:style-name="Sect1" text:name="yui_3_16_0_1_1457388282207_17080">
                    <text:section text:style-name="Sect1" text:name="yui_3_16_0_1_1457388282207_17657">
                      <text:p text:style-name="P6">import java.util.ArrayList;</text:p>
                    </text:section>
                    <text:section text:style-name="Sect1" text:name="yui_3_16_0_1_1457388282207_17656">
                      <text:p text:style-name="P6">import java.util.Scanner;</text:p>
                    </text:section>
                    <text:section text:style-name="Sect1" text:name="yui_3_16_0_1_1457388282207_17658">
                      <text:p text:style-name="P6">import java.io.File;</text:p>
                    </text:section>
                    <text:section text:style-name="Sect1" text:name="yui_3_16_0_1_1457388282207_17659">
                      <text:p text:style-name="P6">import java.io.FileOutputStream;</text:p>
                    </text:section>
                    <text:section text:style-name="Sect1" text:name="yui_3_16_0_1_1457388282207_17655">
                      <text:p text:style-name="P6">import java.io.FileInputStream;</text:p>
                    </text:section>
                    <text:section text:style-name="Sect1" text:name="yui_3_16_0_1_1457388282207_17660">
                      <text:p text:style-name="P6">import java.io.ObjectOutputStream;</text:p>
                    </text:section>
                    <text:section text:style-name="Sect1" text:name="yui_3_16_0_1_1457388282207_17647">
                      <text:p text:style-name="P6">import java.io.ObjectInputStream;</text:p>
                    </text:section>
                    <text:section text:style-name="Sect1" text:name="yui_3_16_0_1_1457388282207_17654">
                      <text:p text:style-name="P6">/**</text:p>
                    </text:section>
                    <text:section text:style-name="Sect1" text:name="yui_3_16_0_1_1457388282207_17648">
                      <text:p text:style-name="P6"> * one object in ContactList is a person from Person Class</text:p>
                    </text:section>
                    <text:section text:style-name="Sect1" text:name="yui_3_16_0_1_1457388282207_17667">
                      <text:p text:style-name="P6"> * class ContactList creates an array of Person objects</text:p>
                    </text:section>
                    <text:section text:style-name="Sect1" text:name="yui_3_16_0_1_1457388282207_17666">
                      <text:p text:style-name="P6"> * array can be added to, printed, saved, and can be searched for a contact</text:p>
                    </text:section>
                    <text:section text:style-name="Sect1" text:name="yui_3_16_0_1_1457388282207_17661">
                      <text:p text:style-name="P6"> **/</text:p>
                    </text:section>
                    <text:section text:style-name="Sect1" text:name="yui_3_16_0_1_1457388282207_17168">
                      <text:p text:style-name="P6">public class ContactList {</text:p>
                    </text:section>
                    <text:section text:style-name="Sect1" text:name="yui_3_16_0_1_1457388282207_17167">
                      <text:p text:style-name="P6">private ArrayList&lt;Person&gt; listOfContacts;</text:p>
                    </text:section>
                    <text:section text:style-name="Sect1" text:name="yui_3_16_0_1_1457388282207_17166">
                      <text:p text:style-name="P6"><text:line-break/><text:span text:style-name="T8">Add java doc comment here</text:span></text:p>
                    </text:section>
                    <text:section text:style-name="Sect1" text:name="yui_3_16_0_1_1457388282207_17099">
                      <text:p text:style-name="P6"><text:bookmark text:name="yui_3_16_0_1_1457388282207_17098"/>public ContactList() {</text:p>
                    </text:section>
                    <text:section text:style-name="Sect1" text:name="yui_3_16_0_1_1457388282207_17097">
                      <text:p text:style-name="P6"><text:bookmark text:name="yui_3_16_0_1_1457388282207_17096"/>listOfContacts = new ArrayList&lt;Person&gt;();</text:p>
                    </text:section>
                    <text:section text:style-name="Sect1" text:name="yui_3_16_0_1_1457388282207_17120">
                      <text:p text:style-name="P6">}</text:p>
                    </text:section>
                    <text:section text:style-name="Sect1" text:name="yui_3_16_0_1_1457388282207_17124">
                      <text:p text:style-name="P6"><text:line-break/></text:p>
                    </text:section>
                    <text:section text:style-name="Sect1" text:name="yui_3_16_0_1_1457388282207_17125">
                      <text:p text:style-name="P6">/**</text:p>
                    </text:section>
                    <text:section text:style-name="Sect1" text:name="yui_3_16_0_1_1457388282207_17126">
                      <text:p text:style-name="P6"> * saves progress on the contact list to a file</text:p>
                    </text:section>
                    <text:section text:style-name="Sect1" text:name="yui_3_16_0_1_1457388282207_17131">
                      <text:p text:style-name="P6"> */</text:p>
                    </text:section>
                    <text:section text:style-name="Sect1" text:name="yui_3_16_0_1_1457388282207_17132">
                      <text:p text:style-name="P6">public void save() {</text:p>
                    </text:section>
                    <text:section text:style-name="Sect1" text:name="yui_3_16_0_1_1457388282207_17081">
                      <text:p text:style-name="P6"><text:line-break/></text:p>
                    </text:section>
                    <text:section text:style-name="Sect1" text:name="yui_3_16_0_1_1457388282207_17079">
                      <text:p text:style-name="P6">}</text:p>
                    </text:section>
                    <text:section text:style-name="Sect1" text:name="yui_3_16_0_1_1457388282207_17133">
                      <text:p text:style-name="P6"><text:line-break/></text:p>
                    </text:section>
                    <text:section text:style-name="Sect1" text:name="yui_3_16_0_1_1457388282207_17143">
                      <text:p text:style-name="P6">/**</text:p>
                    </text:section>
                    <text:p text:style-name="P4"> <text:span text:style-name="T1">* asks the user to add a contact</text:span></text:p>
                    <text:p text:style-name="P5"><text:span text:style-name="T1">* create person object</text:span></text:p>
                    <text:p text:style-name="P4"> <text:span text:style-name="T1">* calls person setters</text:span></text:p>
                    <text:p text:style-name="P4"> <text:span text:style-name="T1">* adds a contact to the array list</text:span></text:p>
                    <text:p text:style-name="P4"> <text:span text:style-name="T1">*/</text:span></text:p>
                    <text:p text:style-name="P2">public void addContact() {</text:p>
                    <text:p text:style-name="P2">}</text:p>
                    <text:p text:style-name="P6"/>
                    <text:p text:style-name="P2">/**</text:p>
                    <text:p text:style-name="P4"> <text:span text:style-name="T1">* searches for a contact</text:span></text:p>
                    <text:p text:style-name="P4"> <text:span text:style-name="T1">* based on user input using the scanner</text:span></text:p>
                    <text:p text:style-name="P4"> <text:span text:style-name="T1">* will check for upper/lower case spelling</text:span></text:p>
                    <text:p text:style-name="P4"> <text:span text:style-name="T1">* finds and prints contact using toString person method</text:span></text:p>
                    <text:p text:style-name="P4"> <text:span text:style-name="T1">*/</text:span></text:p>
                    <text:p text:style-name="P2">public String findContact() {</text:p>
                    <text:p text:style-name="P2">String contact = " ";</text:p>
                    <text:p text:style-name="P2">return contact;</text:p>
                    <text:p text:style-name="P2"><text:soft-page-break/>}</text:p>
                    <text:p text:style-name="P2">/**</text:p>
                    <text:p text:style-name="P4"> <text:span text:style-name="T1">* returns all contacts in a list format with first name then last name above street address1 etc</text:span></text:p>
                    <text:p text:style-name="P4"> <text:span text:style-name="T1">* contacts will be sorted in alphabetical order by last name</text:span></text:p>
                    <text:p text:style-name="P4"> <text:span text:style-name="T1">* the string returned will be one long string with all contacts</text:span></text:p>
                    <text:p text:style-name="P4"> <text:span text:style-name="T1">*/</text:span></text:p>
                    <text:p text:style-name="P2">public String sortedContactList() {</text:p>
                    <text:p text:style-name="P2">String contacts= " ";</text:p>
                    <text:p text:style-name="P4"> </text:p>
                    <text:p text:style-name="P2">return contacts;</text:p>
                    <text:p text:style-name="P2">}</text:p>
                    <text:p text:style-name="P2">/**</text:p>
                    <text:p text:style-name="P4"> <text:span text:style-name="T1">* returns all contacts in a list format with first name then last name above street address1 etc</text:span></text:p>
                    <text:p text:style-name="P4"> <text:span text:style-name="T2">* the string returned will be one long string with all contacts</text:span></text:p>
                    <text:p text:style-name="P4"><text:span text:style-name="T1"> */</text:span></text:p>
                    <text:p text:style-name="P2">public String toString() {</text:p>
                    <text:p text:style-name="P2">String oneContact = " ";</text:p>
                    <text:p text:style-name="P2">return oneContact;</text:p>
                    <text:p text:style-name="P2">}</text:p>
                    <text:p text:style-name="P2">}</text:p>
                  </text:section>
                  <text:p text:style-name="P1"/>
                  <text:section text:style-name="Sect1" text:name="yui_3_16_0_1_1457388282207_17768">
                    <text:p text:style-name="P6">/**</text:p>
                    <text:p text:style-name="P4"> <text:span text:style-name="T1">* runs the contact list program</text:span></text:p>
                    <text:p text:style-name="P4"> <text:span text:style-name="T1">**/</text:span></text:p>
                    <text:p text:style-name="P2">public class RunContactList {</text:p>
                    <text:p text:style-name="P2">public static void main(String[] args) {</text:p>
                    <text:p text:style-name="P2">Person person1;</text:p>
                    <text:p text:style-name="P2">person1 = new Person();</text:p>
                    <text:p text:style-name="P2">person1.setLastName("lo");</text:p>
                    <text:p text:style-name="P2">System.out.println("will return null in place of last name for now, " + person1.getLastName());</text:p>
                    <text:p text:style-name="P2">person1.setFirstName("Shu");</text:p>
                    <text:p text:style-name="P2">System.out.println("will return null in place of first name for now, " + person1.getLastName());</text:p>
                    <text:p text:style-name="P2">person1.setStreetAddress1("2670 Abrego Road");</text:p>
                    <text:p text:style-name="P2">System.out.println("will return null in place of streetaddress1 for now, " + person1.getStreetAddress1());</text:p>
                    <text:p text:style-name="P2">person1.setStreetAddress2("apartment 4");</text:p>
                    <text:p text:style-name="P2">System.out.println("will return null in place of streetaddress2 for now, " + person1.getStreetAddress2());</text:p>
                    <text:p text:style-name="P2">person1.setCity("Palo Alto");</text:p>
                    <text:p text:style-name="P2">System.out.println("will return null in place of city for now, " + person1.getCity());</text:p>
                    <text:p text:style-name="P2">person1.setZip("64827");</text:p>
                    <text:p text:style-name="P2">System.out.println("will return null in place of zip for now, " +  person1.getZip());</text:p>
                    <text:p text:style-name="P2">person1.setState("CA");</text:p>
                    <text:p text:style-name="P2">System.out.println("will return null in place of state for now, " + person1.getState());</text:p>
                    <text:p text:style-name="P8"><text:span text:style-name="T3">person1.setEmailAddress("</text:span><text:a xlink:type="simple" xlink:href="mailto:Shuistlo@gmail.com" office:target-frame-name="_blank" xlink:show="new"><text:span text:style-name="T6">Shuistlo@gmail.com</text:span></text:a><text:span text:style-name="T3">");</text:span></text:p>
                    <text:p text:style-name="P8"><text:span text:style-name="T4">person1.isValidEmail("</text:span><text:a xlink:type="simple" xlink:href="mailto:Shuistlo@gmail.com"><text:span text:style-name="T7">Shuistlo@gmail.com</text:span></text:a><text:span text:style-name="T4">"); print true or false</text:span></text:p>
                    <text:p text:style-name="P2">System.out.println("will return null in place of emailAddress for now, " + person1.getEmailAddress());</text:p>
                    <text:p text:style-name="P2">person1.setPhoneNumber("(242) 820-5212");</text:p>
                    <text:p text:style-name="P3"><text:soft-page-break/>person1.isValidPhone("(232) 820-5212"); print true or false</text:p>
                    <text:p text:style-name="P2">System.out.println("will return null in place of phoneNumber for now, " + person1.getPhoneNumber());</text:p>
                    <text:p text:style-name="P2">person1.setNotes("this is a test");</text:p>
                    <text:p text:style-name="P2">System.out.println("will return null in place of notes for now, " + person1.getNotes());</text:p>
                    <text:p text:style-name="P2">System.out.println("the toString method should return (black space), " + person1.toString());</text:p>
                    <text:p text:style-name="P2">ContactList contactListTest;</text:p>
                    <text:p text:style-name="P2">contactListTest = new ContactList();</text:p>
                    <text:p text:style-name="P2">contactListTest.addContact();</text:p>
                    <text:p text:style-name="P2">System.out.println("this method will return nothing for now "+ contactListTest.findContact());</text:p>
                    <text:p text:style-name="P2">System.out.println("this method will just return nothing for now " + contactListTest.sortedContactList());</text:p>
                    <text:p text:style-name="P2">System.out.println("this method will just return nothing for now " + contactListTest.toString());</text:p>
                    <text:p text:style-name="P2">contactListTest.save();</text:p>
                    <text:p text:style-name="P2">String menu = " ";</text:p>
                    <text:p text:style-name="P2">System.out.println(menu);</text:p>
                    <text:p text:style-name="P2">System.out.println("this program works");</text:p>
                    <text:p text:style-name="P2">}</text:p>
                    <text:p text:style-name="P2">}</text:p>
                    <text:p text:style-name="P6"/>
                    <text:p text:style-name="P2">/*</text:p>
                    <text:p text:style-name="P2">will return null in place of last name for now, null</text:p>
                    <text:p text:style-name="P2">will return null in place of first name for now, null</text:p>
                    <text:p text:style-name="P2">will return null in place of streetaddress1 for now, null</text:p>
                    <text:p text:style-name="P2">will return null in place of streetaddress2 for now, null</text:p>
                    <text:p text:style-name="P2">will return null in place of city for now, null</text:p>
                    <text:p text:style-name="P2">will return null in place of zip for now, null</text:p>
                    <text:p text:style-name="P2">will return null in place of state for now, null</text:p>
                    <text:p text:style-name="P2">will return null in place of emailAddress for now, null</text:p>
                    <text:p text:style-name="P2">will return null in place of phoneNumber for now, null</text:p>
                    <text:p text:style-name="P2">will return null in place of notes for now, null</text:p>
                    <text:p text:style-name="P2">the toString method should return (black space),  </text:p>
                    <text:p text:style-name="P2">this method will return nothing for now  </text:p>
                    <text:p text:style-name="P2">this method will just return nothing for now  </text:p>
                    <text:p text:style-name="P2">this method will just return nothing for now  </text:p>
                    <text:p text:style-name="P4"> </text:p>
                    <text:section text:style-name="Sect1" text:name="yui_3_16_0_1_1457388282207_17767">
                      <text:p text:style-name="P6">this program works</text:p>
                    </text:section>
                    <text:p text:style-name="P6"/>
                    <text:p text:style-name="P2">*/</text:p>
                  </text:section>
                </text:section>
              </text:section>
              <text:p text:style-name="P1"><text:line-break/>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eticaNeue" svg:font-family="HelveticaNeue, 'Helvetica Neue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7T17:00:55.42</meta:creation-date>
    <meta:document-statistic meta:table-count="0" meta:image-count="0" meta:object-count="0" meta:page-count="3" meta:paragraph-count="125" meta:word-count="642" meta:character-count="4486"/>
    <dc:date>2016-03-07T17:17:06.62</dc:date>
    <dc:creator>Kuxhlani Jayasinya</dc:creator>
    <meta:editing-duration>PT19S</meta:editing-duration>
    <meta:editing-cycles>1</meta:editing-cycles>
    <meta:generator>OpenOffice/4.0.1$Win32 OpenOffice.org_project/401m5$Build-9714</meta:generator>
  </office:meta>
</office:document-meta>
</file>